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76F00000242868BFE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4.472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weight="bold" style:font-size-asian="18pt" style:font-weight-asian="bold" style:font-weight-complex="bold"/>
    </style:style>
    <style:style style:name="T6" style:family="text">
      <style:text-properties style:font-size-asian="18pt"/>
    </style:style>
    <style:style style:name="T7" style:family="text">
      <style:text-properties fo:color="#ff3333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4/02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  <text:p/>
          </draw:connector>
          <draw:connector draw:style-name="gr2" draw:text-style-name="P2" xml:id="id13" draw:id="id13" draw:layer="layout" draw:type="line" svg:x1="26.277cm" svg:y1="6.032cm" svg:x2="26.277cm" svg:y2="12.567cm" draw:start-shape="id3" draw:start-glue-point="6" draw:end-shape="id1" draw:end-glue-point="4" svg:d="m26277 6032v6535" svg:viewBox="0 0 1 6536">
            <text:p/>
          </draw:connector>
          <draw:custom-shape draw:style-name="gr3" draw:text-style-name="P2" xml:id="id3" draw:id="id3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1" draw:id="id11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7" draw:id="id7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" draw:id="id4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8" draw:id="id8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" draw:start-glue-point="4" draw:end-shape="id1" draw:end-glue-point="5" svg:d="m22567 18205 2181-4742" svg:viewBox="0 0 2182 4743">
            <text:p/>
          </draw:connector>
          <draw:custom-shape draw:style-name="gr3" draw:text-style-name="P2" xml:id="id6" draw:id="id6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9" draw:id="id9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" draw:id="id5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2" draw:id="id12" draw:layer="layout" draw:type="line" svg:x1="17.177cm" svg:y1="19.005cm" svg:x2="20.397cm" svg:y2="19.005cm" draw:start-shape="id5" draw:start-glue-point="7" draw:end-shape="id4" draw:end-glue-point="5" svg:d="m17177 19005h3220" svg:viewBox="0 0 3221 1">
            <text:p/>
          </draw:connector>
          <draw:connector draw:style-name="gr2" draw:text-style-name="P2" xml:id="id10" draw:id="id10" draw:layer="layout" draw:type="line" svg:x1="16.807cm" svg:y1="10.981cm" svg:x2="18.365cm" svg:y2="10.981cm" draw:start-shape="id6" draw:start-glue-point="7" draw:end-shape="id7" svg:d="m16807 10981h1558" svg:viewBox="0 0 1559 1">
            <text:p/>
          </draw:connector>
          <draw:connector draw:style-name="gr2" draw:text-style-name="P2" xml:id="id14" draw:id="id14" draw:layer="layout" draw:type="line" svg:x1="21.671cm" svg:y1="10.981cm" svg:x2="21.671cm" svg:y2="10.981cm" draw:start-shape="id8" draw:end-shape="id8" draw:end-glue-point="5" svg:d="m21671 10981" svg:viewBox="0 0 1 1">
            <text:p/>
          </draw:connector>
          <draw:connector draw:style-name="gr2" draw:text-style-name="P2" draw:layer="layout" draw:type="line" svg:x1="17.609cm" svg:y1="13.195cm" svg:x2="17.586cm" svg:y2="10.981cm" draw:start-shape="id9" draw:end-shape="id10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1" draw:start-glue-point="6" draw:end-shape="id10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9" draw:start-glue-point="6" draw:end-shape="id12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1" draw:start-glue-point="7" draw:end-shape="id13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8" draw:start-glue-point="6" draw:end-shape="id1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" draw:start-glue-point="7" draw:end-shape="id14" draw:end-glue-point="0" svg:d="m20910 10981h761" svg:viewBox="0 0 762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15" draw:end-shape="id16" draw:end-glue-point="4" svg:d="m26277 14361v991" svg:viewBox="0 0 1 992">
          <text:p/>
        </draw:connector>
        <draw:connector draw:style-name="gr2" draw:text-style-name="P2" xml:id="id26" draw:id="id26" draw:layer="layout" draw:type="line" svg:x1="26.277cm" svg:y1="6.033cm" svg:x2="26.277cm" svg:y2="12.568cm" draw:start-shape="id17" draw:start-glue-point="6" draw:end-shape="id15" draw:end-glue-point="4" svg:d="m26277 6033v6535" svg:viewBox="0 0 1 6536">
          <text:p/>
        </draw:connector>
        <draw:custom-shape draw:style-name="gr3" draw:text-style-name="P2" xml:id="id17" draw:id="id17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5" draw:id="id25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21" draw:id="id21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8" draw:id="id18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2" draw:id="id22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5" draw:id="id15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6" draw:id="id16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18" draw:start-glue-point="4" draw:end-shape="id15" draw:end-glue-point="5" svg:d="m22567 18206 2181-4742" svg:viewBox="0 0 2182 4743">
          <text:p/>
        </draw:connector>
        <draw:custom-shape draw:style-name="gr3" draw:text-style-name="P2" xml:id="id20" draw:id="id20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3" draw:id="id23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9" draw:id="id19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19" draw:start-glue-point="7" draw:end-shape="id18" draw:end-glue-point="5" svg:d="m17177 19006h3220" svg:viewBox="0 0 3221 1">
          <text:p/>
        </draw:connector>
        <draw:connector draw:style-name="gr2" draw:text-style-name="P2" xml:id="id24" draw:id="id24" draw:layer="layout" draw:type="line" svg:x1="16.807cm" svg:y1="10.982cm" svg:x2="18.365cm" svg:y2="10.982cm" draw:start-shape="id20" draw:start-glue-point="7" draw:end-shape="id21" svg:d="m16807 10982h1558" svg:viewBox="0 0 1559 1">
          <text:p/>
        </draw:connector>
        <draw:connector draw:style-name="gr2" draw:text-style-name="P2" xml:id="id27" draw:id="id27" draw:layer="layout" draw:type="line" svg:x1="21.671cm" svg:y1="10.982cm" svg:x2="21.671cm" svg:y2="10.982cm" draw:start-shape="id22" draw:end-shape="id22" draw:end-glue-point="5" svg:d="m21671 10982" svg:viewBox="0 0 1 1">
          <text:p/>
        </draw:connector>
        <draw:connector draw:style-name="gr2" draw:text-style-name="P2" draw:layer="layout" draw:type="line" svg:x1="17.609cm" svg:y1="13.196cm" svg:x2="17.586cm" svg:y2="10.982cm" draw:start-shape="id23" draw:end-shape="id24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25" draw:start-glue-point="7" draw:end-shape="id26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22" draw:start-glue-point="6" draw:end-shape="id15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21" draw:start-glue-point="7" draw:end-shape="id27" draw:end-glue-point="0" svg:d="m20910 10982h761" svg:viewBox="0 0 762 1">
          <text:p/>
        </draw:connector>
        <draw:custom-shape draw:style-name="gr5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4.957cm" svg:y1="16.151cm" svg:x2="5.898cm" svg:y2="16.151cm" draw:start-shape="id28" draw:start-glue-point="7" draw:end-shape="id29" draw:end-glue-point="5" svg:d="m4957 16151h941" svg:viewBox="0 0 942 1">
          <text:p/>
        </draw:connector>
        <draw:custom-shape draw:style-name="gr3" draw:text-style-name="P2" xml:id="id30" draw:id="id30" draw:layer="layout" svg:width="4.012cm" svg:height="1.6cm" svg:x="5.457cm" svg:y="18.777cm"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8" draw:id="id28" draw:layer="layout" svg:width="4cm" svg:height="1.6cm" svg:x="0.957cm" svg:y="15.351cm"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9" draw:id="id29" draw:layer="layout" svg:width="3.058cm" svg:height="1.793cm" svg:x="5.898cm" svg:y="15.255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37" draw:id="id37" draw:layer="layout" svg:width="2.98cm" svg:height="1.6cm" svg:x="24.62cm" svg:y="15.351cm"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463cm" svg:y1="18.777cm" svg:x2="7.427cm" svg:y2="17.048cm" draw:start-shape="id30" draw:start-glue-point="4" draw:end-shape="id29" draw:end-glue-point="6" svg:d="m7463 18777-36-1729" svg:viewBox="0 0 37 1730">
          <text:p/>
        </draw:connector>
        <draw:custom-shape draw:style-name="gr4" draw:text-style-name="P2" xml:id="id32" draw:id="id32" draw:layer="layout" svg:width="3.058cm" svg:height="1.793cm" svg:x="9.898cm" svg:y="15.254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34" draw:id="id34" draw:layer="layout" svg:width="3.058cm" svg:height="1.793cm" svg:x="13.897cm" svg:y="15.253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36" draw:id="id36" draw:layer="layout" svg:width="5.785cm" svg:height="1.793cm" svg:x="17.897cm" svg:y="15.252cm">
          <text:p text:style-name="P2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35" draw:id="id35" draw:layer="layout" svg:width="3.6cm" svg:height="1.6cm" svg:x="18.989cm" svg:y="18.731cm">
          <text:p text:style-name="P2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1" draw:id="id31" draw:layer="layout" svg:width="2.87cm" svg:height="1.6cm" svg:x="9.992cm" svg:y="18.776cm">
          <text:p text:style-name="P2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33" draw:id="id33" draw:layer="layout" svg:width="2.285cm" svg:height="1.6cm" svg:x="14.284cm" svg:y="18.775cm">
          <text:p text:style-name="P2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1.427cm" svg:y1="18.776cm" svg:x2="11.427cm" svg:y2="17.047cm" draw:start-shape="id31" draw:start-glue-point="4" draw:end-shape="id32" draw:end-glue-point="6" svg:d="m11427 18776v-1729" svg:viewBox="0 0 1 1730">
          <text:p/>
        </draw:connector>
        <draw:connector draw:style-name="gr2" draw:text-style-name="P2" draw:layer="layout" draw:type="line" svg:x1="15.427cm" svg:y1="18.775cm" svg:x2="15.426cm" svg:y2="17.046cm" draw:start-shape="id33" draw:start-glue-point="4" draw:end-shape="id34" draw:end-glue-point="6" svg:d="m15427 18775-1-1729" svg:viewBox="0 0 2 1730">
          <text:p/>
        </draw:connector>
        <draw:connector draw:style-name="gr2" draw:text-style-name="P2" draw:layer="layout" draw:type="line" svg:x1="20.789cm" svg:y1="18.731cm" svg:x2="20.79cm" svg:y2="17.045cm" draw:start-shape="id35" draw:start-glue-point="4" draw:end-shape="id36" draw:end-glue-point="6" svg:d="m20789 18731 1-1686" svg:viewBox="0 0 2 1687">
          <text:p/>
        </draw:connector>
        <draw:connector draw:style-name="gr2" draw:text-style-name="P2" draw:layer="layout" draw:line-skew="0cm 3.883cm" svg:x1="7.427cm" svg:y1="15.255cm" svg:x2="17.897cm" svg:y2="16.148cm" draw:start-shape="id29" draw:start-glue-point="4" draw:end-shape="id36" draw:end-glue-point="5" svg:d="m7427 15255v-502h9883v1395h587" svg:viewBox="0 0 10471 1396">
          <text:p/>
        </draw:connector>
        <draw:connector draw:style-name="gr2" draw:text-style-name="P2" draw:layer="layout" draw:line-skew="0cm 1.973cm" svg:x1="11.427cm" svg:y1="15.254cm" svg:x2="17.897cm" svg:y2="16.148cm" draw:start-shape="id32" draw:start-glue-point="4" draw:end-shape="id36" draw:end-glue-point="5" svg:d="m11427 15254v-502h5973v1396h497" svg:viewBox="0 0 6471 1397">
          <text:p/>
        </draw:connector>
        <draw:connector draw:style-name="gr2" draw:text-style-name="P2" draw:layer="layout" draw:line-skew="0cm 3.959cm" svg:x1="15.426cm" svg:y1="15.253cm" svg:x2="17.897cm" svg:y2="16.148cm" draw:start-shape="id34" draw:start-glue-point="4" draw:end-shape="id36" draw:end-glue-point="5" svg:d="m15426 15253v-503h1929v1398h542" svg:viewBox="0 0 2472 1399">
          <text:p/>
        </draw:connector>
        <draw:connector draw:style-name="gr2" draw:text-style-name="P2" draw:layer="layout" draw:type="line" svg:x1="8.956cm" svg:y1="16.151cm" svg:x2="9.898cm" svg:y2="16.15cm" draw:start-shape="id29" draw:start-glue-point="7" draw:end-shape="id32" draw:end-glue-point="5" svg:d="m8956 16151 942-1" svg:viewBox="0 0 943 2">
          <text:p/>
        </draw:connector>
        <draw:connector draw:style-name="gr2" draw:text-style-name="P2" draw:layer="layout" draw:type="line" svg:x1="12.956cm" svg:y1="16.15cm" svg:x2="13.897cm" svg:y2="16.149cm" draw:start-shape="id32" draw:start-glue-point="7" draw:end-shape="id34" draw:end-glue-point="5" svg:d="m12956 16150 941-1" svg:viewBox="0 0 942 2">
          <text:p/>
        </draw:connector>
        <draw:connector draw:style-name="gr2" draw:text-style-name="P2" draw:layer="layout" draw:type="line" svg:x1="23.682cm" svg:y1="16.148cm" svg:x2="24.62cm" svg:y2="16.151cm" draw:start-shape="id36" draw:start-glue-point="7" draw:end-shape="id37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5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38" draw:start-glue-point="7" draw:end-shape="id39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40" draw:start-glue-point="7" draw:end-shape="id38" draw:end-glue-point="5" svg:d="m4400 16151h12567" svg:viewBox="0 0 12568 1">
            <text:p/>
          </draw:connector>
          <draw:custom-shape draw:style-name="gr3" draw:text-style-name="P2" xml:id="id40" draw:id="id40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41cm" svg:height="0.9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11cm" svg:height="3.215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42" draw:id="id42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1" draw:id="id41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38" draw:id="id38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9" draw:id="id39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41" draw:start-glue-point="4" draw:end-shape="id42" draw:end-glue-point="6" svg:d="m13378 19001v-1700" svg:viewBox="0 0 1 1701">
            <text:p/>
          </draw:connector>
          <draw:frame draw:style-name="gr6" draw:text-style-name="P4" draw:layer="layout" svg:width="3.952cm" svg:height="0.992cm" svg:x="20.6cm" svg:y="19.801cm">
            <draw:text-box>
              <text:p><text:span text:style-name="T5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43" draw:id="id43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43" draw:start-glue-point="1" draw:end-shape="id44" draw:end-glue-point="3" svg:d="m6200 12333h7000" svg:viewBox="0 0 7001 1">
            <text:p/>
          </draw:connector>
          <draw:custom-shape draw:style-name="gr3" draw:text-style-name="P2" xml:id="id44" draw:id="id44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45" draw:id="id45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44" draw:start-glue-point="1" draw:end-shape="id45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47" draw:id="id47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46" draw:id="id46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43" draw:start-glue-point="2" draw:end-shape="id46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46" draw:start-glue-point="1" draw:end-shape="id47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7" draw:text-style-name="P5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分數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原本用moses</text:p>
                <text:list>
                  <text:list-item>
                    <text:p>60.53</text:p>
                  </text:list-item>
                </text:list>
              </text:list-item>
              <text:list-item>
                <text:p>加教育部辭典對應表</text:p>
                <text:list>
                  <text:list-item>
                    <text:p>61.96</text:p>
                  </text:list-item>
                  <text:list-item>
                    <text:p>走路→行路kiann5 loo7</text:p>
                  </text:list-item>
                </text:list>
              </text:list-item>
              <text:list-item>
                <text:p>查不到的詞直接依漢字查音標</text:p>
                <text:list>
                  <text:list-item>
                    <text:p>66.22</text:p>
                  </text:list-item>
                  <text:list-item>
                    <text:p>走路→tsau2 loo7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48" draw:end-shape="id49" draw:end-glue-point="4" svg:d="m26277 14361v991" svg:viewBox="0 0 1 992">
            <text:p/>
          </draw:connector>
          <draw:connector draw:style-name="gr2" draw:text-style-name="P2" xml:id="id60" draw:id="id60" draw:layer="layout" draw:type="line" svg:x1="26.277cm" svg:y1="6.033cm" svg:x2="26.277cm" svg:y2="12.568cm" draw:start-shape="id50" draw:start-glue-point="6" draw:end-shape="id48" draw:end-glue-point="4" svg:d="m26277 6033v6535" svg:viewBox="0 0 1 6536">
            <text:p/>
          </draw:connector>
          <draw:custom-shape draw:style-name="gr3" draw:text-style-name="P6" xml:id="id50" draw:id="id50" draw:layer="layout" svg:width="2.882cm" svg:height="1.6cm" svg:x="24.836cm" svg:y="4.433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58" draw:id="id58" draw:layer="layout" svg:width="3.933cm" svg:height="2.3cm" svg:x="15.643cm" svg:y="5.553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54" draw:id="id54" draw:layer="layout" svg:width="2.545cm" svg:height="2.224cm" svg:x="18.365cm" svg:y="9.87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1" draw:id="id51" draw:layer="layout" svg:width="3.6cm" svg:height="1.6cm" svg:x="20.397cm" svg:y="18.206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55" draw:id="id55" draw:layer="layout" svg:width="4cm" svg:height="1.6cm" svg:x="21.671cm" svg:y="10.182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8" draw:id="id48" draw:layer="layout" svg:width="3.058cm" svg:height="1.793cm" svg:x="24.748cm" svg:y="12.568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9" draw:id="id49" draw:layer="layout" svg:width="2.4cm" svg:height="1.6cm" svg:x="25.077cm" svg:y="15.352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51" draw:start-glue-point="4" draw:end-shape="id48" draw:end-glue-point="5" svg:d="m22197 18206 2551-4742" svg:viewBox="0 0 2552 4743">
            <text:p/>
          </draw:connector>
          <draw:custom-shape draw:style-name="gr3" draw:text-style-name="P6" xml:id="id53" draw:id="id53" draw:layer="layout" svg:width="3.6cm" svg:height="1.6cm" svg:x="13.207cm" svg:y="10.182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56" draw:id="id56" draw:layer="layout" svg:width="3.933cm" svg:height="2.3cm" svg:x="15.643cm" svg:y="13.196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2" draw:id="id52" draw:layer="layout" svg:width="4.339cm" svg:height="1.6cm" svg:x="12.838cm" svg:y="18.206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59" draw:id="id59" draw:layer="layout" draw:type="line" svg:x1="17.177cm" svg:y1="19.006cm" svg:x2="20.397cm" svg:y2="19.006cm" draw:start-shape="id52" draw:start-glue-point="7" draw:end-shape="id51" draw:end-glue-point="5" svg:d="m17177 19006h3220" svg:viewBox="0 0 3221 1">
            <text:p/>
          </draw:connector>
          <draw:connector draw:style-name="gr2" draw:text-style-name="P2" xml:id="id57" draw:id="id57" draw:layer="layout" draw:type="line" svg:x1="16.807cm" svg:y1="10.982cm" svg:x2="18.365cm" svg:y2="10.982cm" draw:start-shape="id53" draw:start-glue-point="7" draw:end-shape="id54" svg:d="m16807 10982h1558" svg:viewBox="0 0 1559 1">
            <text:p/>
          </draw:connector>
          <draw:connector draw:style-name="gr2" draw:text-style-name="P2" xml:id="id61" draw:id="id61" draw:layer="layout" draw:type="line" svg:x1="21.671cm" svg:y1="10.982cm" svg:x2="21.671cm" svg:y2="10.982cm" draw:start-shape="id55" draw:end-shape="id55" draw:end-glue-point="5" svg:d="m21671 10982" svg:viewBox="0 0 1 1">
            <text:p/>
          </draw:connector>
          <draw:connector draw:style-name="gr2" draw:text-style-name="P2" draw:layer="layout" draw:type="line" svg:x1="17.609cm" svg:y1="13.196cm" svg:x2="17.586cm" svg:y2="10.982cm" draw:start-shape="id56" draw:end-shape="id57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58" draw:start-glue-point="6" draw:end-shape="id57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56" draw:start-glue-point="6" draw:end-shape="id59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58" draw:start-glue-point="7" draw:end-shape="id60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55" draw:start-glue-point="6" draw:end-shape="id48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54" draw:start-glue-point="7" draw:end-shape="id61" draw:end-glue-point="0" svg:d="m20910 10982h761" svg:viewBox="0 0 762 1">
            <text:p/>
          </draw:connector>
          <draw:connector draw:style-name="gr8" draw:text-style-name="P2" draw:layer="layout" draw:type="line" svg:x1="15.007cm" svg:y1="11.782cm" svg:x2="15.008cm" svg:y2="18.206cm" draw:start-shape="id53" draw:start-glue-point="6" draw:end-shape="id52" draw:end-glue-point="4" svg:d="m15007 11782 1 6424" svg:viewBox="0 0 2 6425">
            <text:p/>
          </draw:connector>
          <draw:connector draw:style-name="gr8" draw:text-style-name="P2" draw:layer="layout" draw:type="line" svg:x1="22.197cm" svg:y1="18.206cm" svg:x2="19.576cm" svg:y2="14.346cm" draw:start-shape="id51" draw:start-glue-point="4" draw:end-shape="id56" draw:end-glue-point="7" svg:d="m22197 18206-2621-3860" svg:viewBox="0 0 2622 3861">
            <text:p/>
          </draw:connector>
        </draw:g>
        <draw:custom-shape draw:style-name="gr5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63" draw:id="id63" draw:layer="layout" svg:width="3.89cm" svg:height="1.779cm" svg:x="4.979cm" svg:y="16.503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62" draw:id="id62" draw:layer="layout" svg:width="3.89cm" svg:height="1.779cm" svg:x="4.979cm" svg:y="12.328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64" draw:id="id64" draw:layer="layout" svg:width="3.933cm" svg:height="2.3cm" svg:x="12.913cm" svg:y="16.242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6" draw:id="id66" draw:layer="layout" svg:width="4.689cm" svg:height="1.779cm" svg:x="20.299cm" svg:y="16.503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62" draw:start-glue-point="6" draw:end-shape="id63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64" draw:start-glue-point="4" draw:end-shape="id65" draw:end-glue-point="6" svg:d="m14880 16242v-1875" svg:viewBox="0 0 1 1876">
            <text:p/>
          </draw:connector>
          <draw:connector draw:style-name="gr8" draw:text-style-name="P2" draw:layer="layout" draw:type="line" svg:x1="8.869cm" svg:y1="17.392cm" svg:x2="12.913cm" svg:y2="17.392cm" draw:start-shape="id63" draw:start-glue-point="7" draw:end-shape="id64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66" draw:start-glue-point="5" draw:end-shape="id64" draw:end-glue-point="7" svg:d="m20299 17392h-3453" svg:viewBox="0 0 3454 1">
            <text:p/>
          </draw:connector>
          <draw:custom-shape draw:style-name="gr4" draw:text-style-name="P6" xml:id="id65" draw:id="id65" draw:layer="layout" svg:width="3.933cm" svg:height="2.3cm" svg:x="12.913cm" svg:y="12.067cm">
            <text:p text:style-name="P2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65" draw:start-glue-point="5" draw:end-shape="id63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整理華臺平行語料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7">一</text:span> 個 <text:span text:style-name="T7">大</text:span></text:p>
                <text:list>
                  <text:list-item>
                    <text:p><text:span text:style-name="T7">一｜</text:span><text:span text:style-name="T7">tsit8</text:span> 个｜e5 <text:span text:style-name="T7">大｜</text:span><text:span text:style-name="T7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7">一</text:span> 個 <text:span text:style-name="T7">大</text:span> </text:p>
                <text:list>
                  <text:list-item>
                    <text:p><text:span text:style-name="T7">一｜</text:span><text:span text:style-name="T7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8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67" draw:end-shape="id68" draw:end-glue-point="4" svg:d="m26277 14360v991" svg:viewBox="0 0 1 992">
            <text:p/>
          </draw:connector>
          <draw:connector draw:style-name="gr2" draw:text-style-name="P2" xml:id="id79" draw:id="id79" draw:layer="layout" draw:type="line" svg:x1="26.277cm" svg:y1="6.032cm" svg:x2="26.277cm" svg:y2="12.567cm" draw:start-shape="id69" draw:start-glue-point="6" draw:end-shape="id67" draw:end-glue-point="4" svg:d="m26277 6032v6535" svg:viewBox="0 0 1 6536">
            <text:p/>
          </draw:connector>
          <draw:custom-shape draw:style-name="gr3" draw:text-style-name="P6" xml:id="id69" draw:id="id69" draw:layer="layout" svg:width="2.882cm" svg:height="1.6cm" svg:x="24.836cm" svg:y="4.432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77" draw:id="id77" draw:layer="layout" svg:width="3.933cm" svg:height="2.3cm" svg:x="15.643cm" svg:y="5.552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73" draw:id="id73" draw:layer="layout" svg:width="2.545cm" svg:height="2.224cm" svg:x="18.365cm" svg:y="9.869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0" draw:id="id70" draw:layer="layout" svg:width="3.6cm" svg:height="1.6cm" svg:x="20.397cm" svg:y="18.205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74" draw:id="id74" draw:layer="layout" svg:width="4cm" svg:height="1.6cm" svg:x="21.671cm" svg:y="10.181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7" draw:id="id67" draw:layer="layout" svg:width="3.058cm" svg:height="1.793cm" svg:x="24.748cm" svg:y="12.567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8" draw:id="id68" draw:layer="layout" svg:width="2.4cm" svg:height="1.6cm" svg:x="25.077cm" svg:y="15.351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70" draw:start-glue-point="4" draw:end-shape="id67" draw:end-glue-point="5" svg:d="m22197 18205 2551-4742" svg:viewBox="0 0 2552 4743">
            <text:p/>
          </draw:connector>
          <draw:custom-shape draw:style-name="gr3" draw:text-style-name="P6" xml:id="id72" draw:id="id72" draw:layer="layout" svg:width="3.6cm" svg:height="1.6cm" svg:x="13.207cm" svg:y="10.181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75" draw:id="id75" draw:layer="layout" svg:width="3.933cm" svg:height="2.3cm" svg:x="15.643cm" svg:y="13.195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1" draw:id="id71" draw:layer="layout" svg:width="4.339cm" svg:height="1.6cm" svg:x="12.838cm" svg:y="18.205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78" draw:id="id78" draw:layer="layout" draw:type="line" svg:x1="17.177cm" svg:y1="19.005cm" svg:x2="20.397cm" svg:y2="19.005cm" draw:start-shape="id71" draw:start-glue-point="7" draw:end-shape="id70" draw:end-glue-point="5" svg:d="m17177 19005h3220" svg:viewBox="0 0 3221 1">
            <text:p/>
          </draw:connector>
          <draw:connector draw:style-name="gr2" draw:text-style-name="P2" xml:id="id76" draw:id="id76" draw:layer="layout" draw:type="line" svg:x1="16.807cm" svg:y1="10.981cm" svg:x2="18.365cm" svg:y2="10.981cm" draw:start-shape="id72" draw:start-glue-point="7" draw:end-shape="id73" svg:d="m16807 10981h1558" svg:viewBox="0 0 1559 1">
            <text:p/>
          </draw:connector>
          <draw:connector draw:style-name="gr2" draw:text-style-name="P2" xml:id="id80" draw:id="id80" draw:layer="layout" draw:type="line" svg:x1="21.671cm" svg:y1="10.981cm" svg:x2="21.671cm" svg:y2="10.981cm" draw:start-shape="id74" draw:end-shape="id74" draw:end-glue-point="5" svg:d="m21671 10981" svg:viewBox="0 0 1 1">
            <text:p/>
          </draw:connector>
          <draw:connector draw:style-name="gr2" draw:text-style-name="P2" draw:layer="layout" draw:type="line" svg:x1="17.609cm" svg:y1="13.195cm" svg:x2="17.586cm" svg:y2="10.981cm" draw:start-shape="id75" draw:end-shape="id76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77" draw:start-glue-point="6" draw:end-shape="id76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75" draw:start-glue-point="6" draw:end-shape="id78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77" draw:start-glue-point="7" draw:end-shape="id79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74" draw:start-glue-point="6" draw:end-shape="id67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3" draw:start-glue-point="7" draw:end-shape="id80" draw:end-glue-point="0" svg:d="m20910 10981h761" svg:viewBox="0 0 762 1">
            <text:p/>
          </draw:connector>
          <draw:connector draw:style-name="gr8" draw:text-style-name="P2" draw:layer="layout" draw:type="line" svg:x1="15.007cm" svg:y1="11.781cm" svg:x2="15.008cm" svg:y2="18.205cm" draw:start-shape="id72" draw:start-glue-point="6" draw:end-shape="id71" draw:end-glue-point="4" svg:d="m15007 11781 1 6424" svg:viewBox="0 0 2 6425">
            <text:p/>
          </draw:connector>
          <draw:connector draw:style-name="gr8" draw:text-style-name="P2" draw:layer="layout" draw:type="line" svg:x1="22.197cm" svg:y1="18.205cm" svg:x2="19.576cm" svg:y2="14.345cm" draw:start-shape="id70" draw:start-glue-point="4" draw:end-shape="id75" draw:end-glue-point="7" svg:d="m22197 18205-2621-3860" svg:viewBox="0 0 2622 38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4-09T14:20:22</dc:date>
    <meta:editing-duration>PT18H10M26S</meta:editing-duration>
    <meta:editing-cycles>85</meta:editing-cycles>
    <meta:generator>LibreOffice/3.5$Linux_X86_64 LibreOffice_project/350m1$Build-2</meta:generator>
    <dc:creator>Ihc </dc:creator>
    <meta:document-statistic meta:object-count="311"/>
  </office:meta>
</office:document-meta>
</file>